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dobe Fangsong Std R" svg:font-family="Adobe Fangsong Std R" style:font-family-generic="roman" style:font-pitch="variable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Überschrift1_PA" style:master-page-name="MPF0" style:family="paragraph">
      <style:paragraph-properties fo:break-before="page"/>
    </style:style>
    <style:style style:name="P4" style:parent-style-name="KeinLeerraum" style:list-style-name="LFO1" style:family="paragraph"/>
    <style:style style:name="P5" style:parent-style-name="KeinLeerraum" style:list-style-name="LFO1" style:family="paragraph"/>
    <style:style style:name="P6" style:parent-style-name="KeinLeerraum" style:list-style-name="LFO1" style:family="paragraph"/>
    <style:style style:name="P7" style:parent-style-name="KeinLeerraum" style:list-style-name="LFO1" style:family="paragraph"/>
    <style:style style:name="P8" style:parent-style-name="KeinLeerraum" style:list-style-name="LFO1" style:family="paragraph"/>
    <style:style style:name="P9" style:parent-style-name="KeinLeerraum" style:list-style-name="LFO1" style:family="paragraph"/>
    <style:style style:name="P10" style:parent-style-name="KeinLeerraum" style:list-style-name="LFO1" style:family="paragraph"/>
    <style:style style:name="P11" style:parent-style-name="KeinLeerraum" style:list-style-name="LFO1" style:family="paragraph"/>
    <style:style style:name="P12" style:parent-style-name="KeinLeerraum" style:list-style-name="LFO1" style:family="paragraph"/>
    <style:style style:name="P13" style:parent-style-name="KeinLeerraum" style:list-style-name="LFO1" style:family="paragraph"/>
  </office:automatic-styles>
  <office:body>
    <office:text text:use-soft-page-breaks="true">
      <text:p text:style-name="P1">Gliederung</text:p>
      <text:list text:style-name="LFO1" text:continue-numbering="true">
        <text:list-item>
          <text:p text:style-name="KeinLeerraum">Architektur</text:p>
          <text:list text:continue-numbering="true">
            <text:list-item>
              <text:p text:style-name="P4">Verzeichnis Projekt</text:p>
            </text:list-item>
            <text:list-item>
              <text:p text:style-name="P5">Datenbank-Design</text:p>
            </text:list-item>
            <text:list-item>
              <text:p text:style-name="P6">Ablauf-Diagramm</text:p>
            </text:list-item>
          </text:list>
        </text:list-item>
        <text:list-item>
          <text:p text:style-name="KeinLeerraum">Bibliotheken / Sprache</text:p>
          <text:list text:continue-numbering="true">
            <text:list-item>
              <text:p text:style-name="P7">HTML</text:p>
            </text:list-item>
            <text:list-item>
              <text:p text:style-name="P8">PHP</text:p>
            </text:list-item>
            <text:list-item>
              <text:p text:style-name="P9">CSS</text:p>
            </text:list-item>
            <text:list-item>
              <text:p text:style-name="P10">SQL</text:p>
            </text:list-item>
            <text:list-item>
              <text:p text:style-name="P11">XAMPP</text:p>
            </text:list-item>
          </text:list>
        </text:list-item>
        <text:list-item>
          <text:p text:style-name="KeinLeerraum">Installation und Weiterentwicklung</text:p>
          <text:list text:continue-numbering="true">
            <text:list-item>
              <text:p text:style-name="P12">Server<text:s/>aufsetzen</text:p>
            </text:list-item>
            <text:list-item>
              <text:p text:style-name="P13">Projekt installieren</text:p>
            </text:list-item>
          </text:list>
        </text:list-item>
        <text:list-item>
          <text:p text:style-name="KeinLeerraum">User Stories + Wirefram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dobe Fangsong Std R" svg:font-family="Adobe Fangsong Std R" style:font-family-generic="roman" style:font-pitch="variable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_PA" style:display-name="Überschrift1_PA" style:family="paragraph" style:parent-style-name="Standard">
      <style:paragraph-properties fo:margin-top="0.1666in" fo:margin-bottom="0in" fo:line-height="150%"/>
      <style:text-properties style:font-name="Calibri Light" style:font-name-asian="Adobe Fangsong Std R" fo:font-weight="bold" style:font-weight-asian="bold" fo:font-size="14pt" style:font-size-asian="14pt" style:font-size-complex="14pt" fo:hyphenate="false"/>
    </style:style>
    <style:style style:name="KeinLeerraum" style:display-name="Kein Leerraum" style:family="paragraph" style:list-style-name="LFO1">
      <style:paragraph-properties fo:text-align="justify" fo:margin-bottom="0in" fo:line-height="150%"/>
      <style:text-properties style:font-name="Calibri Light" style:font-name-asian="Adobe Fangsong Std R" fo:font-size="12pt" style:font-size-asian="12pt" style:font-size-complex="12pt" fo:hyphenate="false"/>
    </style:style>
    <style:style style:name="Überschrift1_PAZchn" style:display-name="Überschrift1_PA Zchn" style:family="text" style:parent-style-name="Absatz-Standardschriftart">
      <style:text-properties style:font-name="Calibri Light" style:font-name-asian="Adobe Fangsong Std R" fo:font-weight="bold" style:font-weight-asian="bold" fo:font-size="14pt" style:font-size-asian="14pt" style:font-size-complex="14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list-style style:name="LFO1" style:display-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4958in" text:min-label-width="0.25in"/>
      </text:list-level-style-number>
      <text:list-level-style-number text:level="3" style:num-format="1" text:display-levels="3">
        <style:list-level-properties text:space-before="0.7416in" text:min-label-width="0.5in"/>
      </text:list-level-style-number>
      <text:list-level-style-number text:level="4" style:num-format="1" text:display-levels="4">
        <style:list-level-properties text:space-before="0.9875in" text:min-label-width="0.5in"/>
      </text:list-level-style-number>
      <text:list-level-style-number text:level="5" style:num-format="1" text:display-levels="5">
        <style:list-level-properties text:space-before="1.2333in" text:min-label-width="0.75in"/>
      </text:list-level-style-number>
      <text:list-level-style-number text:level="6" style:num-format="1" text:display-levels="6">
        <style:list-level-properties text:space-before="1.4791in" text:min-label-width="0.75in"/>
      </text:list-level-style-number>
      <text:list-level-style-number text:level="7" style:num-format="1" text:display-levels="7">
        <style:list-level-properties text:space-before="1.725in" text:min-label-width="1in"/>
      </text:list-level-style-number>
      <text:list-level-style-number text:level="8" style:num-format="1" text:display-levels="8">
        <style:list-level-properties text:space-before="1.9708in" text:min-label-width="1in"/>
      </text:list-level-style-number>
      <text:list-level-style-number text:level="9" style:num-format="1" text:display-levels="9">
        <style:list-level-properties text:space-before="2.2166in" text:min-label-width="1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text-align="end"/>
    </style:style>
    <style:style style:name="P3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II</text:page-number></text:p>
        <text:p text:style-name="P3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eniayHa</meta:initial-creator>
    <dc:creator>Yeniay, Hakan</dc:creator>
    <meta:creation-date>2019-11-20T13:18:00Z</meta:creation-date>
    <dc:date>2019-12-04T12:51:00Z</dc:date>
    <meta:template xlink:href="Normal.dotm" xlink:type="simple"/>
    <meta:editing-cycles>4</meta:editing-cycles>
    <meta:editing-duration>PT0S</meta:editing-duration>
    <meta:document-statistic meta:page-count="1" meta:paragraph-count="1" meta:word-count="30" meta:character-count="220" meta:row-count="1" meta:non-whitespace-character-count="191"/>
  </office:meta>
</office:document-meta>
</file>